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Pais residencia</text:p>
          </table:table-cell>
        </table:table-row>
        <table:table-row table:style-name="ro1">
          <table:table-cell office:value-type="string" calcext:value-type="string">
            <text:p>12136h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Taboada</text:p>
          </table:table-cell>
          <table:table-cell office:value-type="float" office:value="666555444" calcext:value-type="float">
            <text:p>666555444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325641j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Iacob</text:p>
          </table:table-cell>
          <table:table-cell office:value-type="float" office:value="666555888" calcext:value-type="float">
            <text:p>666555888</text:p>
          </table:table-cell>
          <table:table-cell office:value-type="string" calcext:value-type="string">
            <text:p>Rumania</text:p>
          </table:table-cell>
        </table:table-row>
        <table:table-row table:style-name="ro1">
          <table:table-cell office:value-type="string" calcext:value-type="string">
            <text:p>225896g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oronado</text:p>
          </table:table-cell>
          <table:table-cell office:value-type="float" office:value="666555999" calcext:value-type="float">
            <text:p>666555999</text:p>
          </table:table-cell>
          <table:table-cell office:value-type="string" calcext:value-type="string">
            <text:p>El Congo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produc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Cantida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ntalones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iseta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lcetines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Pedi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es</text:p>
          </table:table-cell>
          <table:table-cell office:value-type="string" calcext:value-type="string">
            <text:p>ID Produgto</text:p>
          </table:table-cell>
          <table:table-cell office:value-type="string" calcext:value-type="string">
            <text:p>Fecha </text:p>
          </table:table-cell>
          <table:table-cell office:value-type="string" calcext:value-type="string">
            <text:p>Fecha Pagos</text:p>
          </table:table-cell>
          <table:table-cell office:value-type="string" calcext:value-type="string">
            <text:p>Cantidades</text:p>
          </table:table-cell>
        </table:table-row>
        <table:table-row table:style-name="ro1">
          <table:table-cell office:value-type="string" calcext:value-type="string">
            <text:p>12136h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1996-08-24" calcext:value-type="date">
            <text:p>24/08/96</text:p>
          </table:table-cell>
          <table:table-cell table:style-name="ce1" office:value-type="date" office:date-value="1996-08-25" calcext:value-type="date">
            <text:p>25/08/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5641j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date" office:date-value="2004-10-10" calcext:value-type="date">
            <text:p>10/10/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5896g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23-09-02" calcext:value-type="date">
            <text:p>02/09/23</text:p>
          </table:table-cell>
          <table:table-cell table:style-name="ce1" office:value-type="date" office:date-value="2023-09-04" calcext:value-type="date">
            <text:p>04/09/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25641j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date" office:date-value="2004-10-10" calcext:value-type="date">
            <text:p>10/10/0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g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Método</text:p>
          </table:table-cell>
          <table:table-cell table:number-columns-repeated="2"/>
        </table:table-row>
        <table:table-row table:style-name="ro1">
          <table:table-cell table:style-name="ce1" office:value-type="date" office:date-value="1996-08-25" calcext:value-type="date">
            <text:p>25/08/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rjeta</text:p>
          </table:table-cell>
          <table:table-cell table:number-columns-repeated="2"/>
        </table:table-row>
        <table:table-row table:style-name="ro1">
          <table:table-cell table:style-name="ce1" office:value-type="date" office:date-value="2004-10-10" calcext:value-type="date">
            <text:p>10/10/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bizum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04" calcext:value-type="date">
            <text:p>04/09/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ypal</text:p>
          </table:table-cell>
          <table:table-cell table:number-columns-repeated="2"/>
        </table:table-row>
        <table:table-row table:style-name="ro1">
          <table:table-cell table:style-name="ce1" office:value-type="date" office:date-value="2004-10-10" calcext:value-type="date">
            <text:p>10/10/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nsferenci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0:06:02.823293819</meta:creation-date>
    <dc:date>2025-09-15T10:32:38.706129070</dc:date>
    <meta:editing-duration>PT5M19S</meta:editing-duration>
    <meta:editing-cycles>1</meta:editing-cycles>
    <meta:document-statistic meta:table-count="1" meta:cell-count="80" meta:object-count="0"/>
    <meta:generator>LibreOffice/24.2.7.2$Linux_X86_64 LibreOffice_project/420$Build-2</meta:generator>
  </office:meta>
</office:document-meta>
</file>